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3a447" officeooo:paragraph-rsid="001342b4"/>
    </style:style>
    <style:style style:name="P2" style:family="paragraph" style:parent-style-name="Standard">
      <style:text-properties officeooo:paragraph-rsid="001342b4"/>
    </style:style>
    <style:style style:name="P3" style:family="paragraph" style:parent-style-name="Standard">
      <style:text-properties fo:font-size="20pt" officeooo:rsid="001342b4" officeooo:paragraph-rsid="001342b4" style:font-size-asian="20pt" style:font-size-complex="20pt"/>
    </style:style>
    <style:style style:name="T1" style:family="text">
      <style:text-properties style:text-underline-style="solid" style:text-underline-width="auto" style:text-underline-color="font-color"/>
    </style:style>
    <style:style style:name="T2"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Résumé : </text:p>
      <text:p text:style-name="P2"><text:tab/>Tant bien qu'elle soit importante elle ne délivre la vérité, la raison ne peut lutter. Sa portée est sans / pareille, elle est mise sur un piédestal opposé a la raison. Tandis qu'elle nous dicte le respect a porter / aux autres, ne serait elle pas éprise de la raison, se reconnaîtrait elle en Homme de loi?</text:p>
      <text:p text:style-name="P2"><text:tab/>De surcroît, les / sentiments se soumettent a l'imagination. Contrairement aux rêves qui y sont dominés, et ne sont qu'en apparence une / représentation de la réalité tout comme l'idée que l'on se fait d'une personne a la seule vue son / accoutrement.</text:p>
      <text:p text:style-name="P2"><text:tab/>L’imagination égaye notre perception du globe.</text:p>
      <text:p text:style-name="P2"/>
      <text:p text:style-name="P1">108 mots. </text:p>
      <text:p text:style-name="P1"/>
      <text:p text:style-name="P3">Introduction : </text:p>
      <text:p text:style-name="P2"><text:tab/>Le corps médical est critiqué par Molière, il revoie au spectateur une image bien méprisable de leur profession dans <text:span text:style-name="T1">Le malade imaginaire</text:span>. Sous l'image d'un personnage Hypocondriaque au caractère tempétueux, sous le prisme de la comédie il exprime la manière dont les médecins se joue d'Argan, particulièrement de la manière dont ils sont vêtus pour le tromper et lui sous-tirer son patrimoine. Blaise Pascal semble agréer au point de vue de Molière a travers ces propos : "<text:span text:style-name="T2">Si les médecins n’avaient des soutanes et des mules et que les docteurs n’eussent des bonnets carrés et des robes trop amples de quatre parties, jamais ils n’auraient dupé le monde, qui ne peut résister à cette montre si authentique</text:span>." Cette vision mystificatrice des professions médicales, tant important soit le sujet, nous fait prendre conscience de l'importance des apparences qui sont intrinsèques a ce monde. Les médecins semblent duper, tout comme les politiciens qui se vêtissent de manière a paraître sérieux or l'Histoire nous a démontré qu'ils cherchent seulement a appréhender la confiance du peuple pour obtenir le pouvoir. "Le monde" définit la portée de la tromperie, cette expression se veut vaste de manière à regrouper les Hommes dans une même catégorie : celle des naïfs. Tandis que le terme "Authentique" est évocateur d'une réalité totalement contraire au faux-semblant, il surprend le lecteur, pour cause, Authenticité et duperie sont de nature totalement différentes.</text:p>
      <text:p text:style-name="P2"><text:tab/>C'est a travers ce paradoxe que Pascal dénonce la crédulité de la population.</text:p>
      <text:p text:style-name="P2">Mais également cette citation implique le lecteur dans la remise en question de la légitimité d'exercice des hommes de santé, cet exemple est choisi pour énoncer un problème plus global : le poids que détiennent les apparences dans notre société. Nous serons donc amenés a nous demander a quel point le caractère intentionnel de la tromperie en matière de façade est prédominant actuellement. Pour discuter de cela nous allons en premiers lieux, nous appuyer sur le domaine vicieux du dupeur, en plus de cela nous verrons que le dupée est loin de posséder un esprit critique. </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30T14:12:51.472427801</meta:creation-date>
    <dc:date>2023-11-30T14:15:11.917504640</dc:date>
    <meta:editing-duration>PT2M8S</meta:editing-duration>
    <meta:editing-cycles>3</meta:editing-cycles>
    <meta:generator>LibreOffice/7.3.7.2$Linux_X86_64 LibreOffice_project/30$Build-2</meta:generator>
    <meta:document-statistic meta:table-count="0" meta:image-count="0" meta:object-count="0" meta:page-count="1" meta:paragraph-count="9" meta:word-count="451" meta:character-count="2759" meta:non-whitespace-character-count="2308"/>
  </office:meta>
</office:document-meta>
</file>